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af3" officeooo:paragraph-rsid="0004da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@ubuntu:~$ jps</text:p>
      <text:p text:style-name="P1">9884 Jps</text:p>
      <text:p text:style-name="P1">ubuntu@ubuntu:~$ start-all.sh</text:p>
      <text:p text:style-name="P1">This script is Deprecated. Instead use start-dfs.sh and start-yarn.sh</text:p>
      <text:p text:style-name="P1">16/12/22 03:01:55 WARN util.NativeCodeLoader: Unable to load native-hadoop library for your platform... using builtin-java classes where applicable</text:p>
      <text:p text:style-name="P1">Starting namenodes on [localhost]</text:p>
      <text:p text:style-name="P1">ubuntu@localhost's password: </text:p>
      <text:p text:style-name="P1">localhost: chown: changing ownership of '/usr/local/hadoop/logs': Operation not permitted</text:p>
      <text:p text:style-name="P1">localhost: starting namenode, logging to /usr/local/hadoop/logs/hadoop-ubuntu-namenode-ubuntu.out</text:p>
      <text:p text:style-name="P1">localhost: /usr/local/hadoop/sbin/hadoop-daemon.sh: line 159: /usr/local/hadoop/logs/hadoop-ubuntu-namenode-ubuntu.out: Permission denied</text:p>
      <text:p text:style-name="P1">localhost: head: cannot open '/usr/local/hadoop/logs/hadoop-ubuntu-namenode-ubuntu.out' for reading: No such file or directory</text:p>
      <text:p text:style-name="P1">localhost: /usr/local/hadoop/sbin/hadoop-daemon.sh: line 177: /usr/local/hadoop/logs/hadoop-ubuntu-namenode-ubuntu.out: Permission denied</text:p>
      <text:p text:style-name="P1">localhost: /usr/local/hadoop/sbin/hadoop-daemon.sh: line 178: /usr/local/hadoop/logs/hadoop-ubuntu-namenode-ubuntu.out: Permission denied</text:p>
      <text:p text:style-name="P1">ubuntu@localhost's password: </text:p>
      <text:p text:style-name="P1">localhost: chown: changing ownership of '/usr/local/hadoop/logs': Operation not permitted</text:p>
      <text:p text:style-name="P1">localhost: starting datanode, logging to /usr/local/hadoop/logs/hadoop-ubuntu-datanode-ubuntu.out</text:p>
      <text:p text:style-name="P1">localhost: /usr/local/hadoop/sbin/hadoop-daemon.sh: line 159: /usr/local/hadoop/logs/hadoop-ubuntu-datanode-ubuntu.out: Permission denied</text:p>
      <text:p text:style-name="P1">localhost: head: cannot open '/usr/local/hadoop/logs/hadoop-ubuntu-datanode-ubuntu.out' for reading: No such file or directory</text:p>
      <text:p text:style-name="P1">localhost: /usr/local/hadoop/sbin/hadoop-daemon.sh: line 177: /usr/local/hadoop/logs/hadoop-ubuntu-datanode-ubuntu.out: Permission denied</text:p>
      <text:p text:style-name="P1">localhost: /usr/local/hadoop/sbin/hadoop-daemon.sh: line 178: /usr/local/hadoop/logs/hadoop-ubuntu-datanode-ubuntu.out: Permission denied</text:p>
      <text:p text:style-name="P1">Starting secondary namenodes [0.0.0.0]</text:p>
      <text:p text:style-name="P1">ubuntu@0.0.0.0's password: </text:p>
      <text:p text:style-name="P1">0.0.0.0: chown: changing ownership of '/usr/local/hadoop/logs': Operation not permitted</text:p>
      <text:p text:style-name="P1">0.0.0.0: starting secondarynamenode, logging to /usr/local/hadoop/logs/hadoop-ubuntu-secondarynamenode-ubuntu.out</text:p>
      <text:p text:style-name="P1">0.0.0.0: /usr/local/hadoop/sbin/hadoop-daemon.sh: line 159: /usr/local/hadoop/logs/hadoop-ubuntu-secondarynamenode-ubuntu.out: Permission denied</text:p>
      <text:p text:style-name="P1">0.0.0.0: head: cannot open '/usr/local/hadoop/logs/hadoop-ubuntu-secondarynamenode-ubuntu.out' for reading: No such file or directory</text:p>
      <text:p text:style-name="P1">0.0.0.0: /usr/local/hadoop/sbin/hadoop-daemon.sh: line 177: /usr/local/hadoop/logs/hadoop-ubuntu-secondarynamenode-ubuntu.out: Permission denied</text:p>
      <text:p text:style-name="P1">0.0.0.0: /usr/local/hadoop/sbin/hadoop-daemon.sh: line 178: /usr/local/hadoop/logs/hadoop-ubuntu-secondarynamenode-ubuntu.out: Permission denied</text:p>
      <text:p text:style-name="P1">16/12/22 03:02:28 WARN util.NativeCodeLoader: Unable to load native-hadoop library for your platform... using builtin-java classes where applicable</text:p>
      <text:p text:style-name="P1">starting yarn daemons</text:p>
      <text:p text:style-name="P1">chown: changing ownership of '/usr/local/hadoop/logs': Operation not permitted</text:p>
      <text:p text:style-name="P1">starting resourcemanager, logging to /usr/local/hadoop/logs/yarn-ubuntu-resourcemanager-ubuntu.out</text:p>
      <text:p text:style-name="P1">/usr/local/hadoop/sbin/yarn-daemon.sh: line 124: /usr/local/hadoop/logs/yarn-ubuntu-resourcemanager-ubuntu.out: Permission denied</text:p>
      <text:p text:style-name="P1"><text:soft-page-break/>head: cannot open '/usr/local/hadoop/logs/yarn-ubuntu-resourcemanager-ubuntu.out' for reading: No such file or directory</text:p>
      <text:p text:style-name="P1">/usr/local/hadoop/sbin/yarn-daemon.sh: line 129: /usr/local/hadoop/logs/yarn-ubuntu-resourcemanager-ubuntu.out: Permission denied</text:p>
      <text:p text:style-name="P1">/usr/local/hadoop/sbin/yarn-daemon.sh: line 130: /usr/local/hadoop/logs/yarn-ubuntu-resourcemanager-ubuntu.out: Permission denied</text:p>
      <text:p text:style-name="P1">ubuntu@localhost's password: </text:p>
      <text:p text:style-name="P1">localhost: chown: changing ownership of '/usr/local/hadoop/logs': Operation not permitted</text:p>
      <text:p text:style-name="P1">localhost: starting nodemanager, logging to /usr/local/hadoop/logs/yarn-ubuntu-nodemanager-ubuntu.out</text:p>
      <text:p text:style-name="P1">localhost: /usr/local/hadoop/sbin/yarn-daemon.sh: line 124: /usr/local/hadoop/logs/yarn-ubuntu-nodemanager-ubuntu.out: Permission denied</text:p>
      <text:p text:style-name="P1">localhost: head: cannot open '/usr/local/hadoop/logs/yarn-ubuntu-nodemanager-ubuntu.out' for reading: No such file or directory</text:p>
      <text:p text:style-name="P1">localhost: /usr/local/hadoop/sbin/yarn-daemon.sh: line 129: /usr/local/hadoop/logs/yarn-ubuntu-nodemanager-ubuntu.out: Permission denied</text:p>
      <text:p text:style-name="P1">localhost: /usr/local/hadoop/sbin/yarn-daemon.sh: line 130: /usr/local/hadoop/logs/yarn-ubuntu-nodemanager-ubuntu.out: Permission denied</text:p>
      <text:p text:style-name="P1">ubuntu@ubuntu:~$ su hduser</text:p>
      <text:p text:style-name="P1">Password: </text:p>
      <text:p text:style-name="P1">hduser@ubuntu:/home/ubuntu$ cd ~</text:p>
      <text:p text:style-name="P1">hduser@ubuntu:~$ start-all.sh</text:p>
      <text:p text:style-name="P1">This script is Deprecated. Instead use start-dfs.sh and start-yarn.sh</text:p>
      <text:p text:style-name="P1">16/12/22 03:02:55 WARN util.NativeCodeLoader: Unable to load native-hadoop library for your platform... using builtin-java classes where applicable</text:p>
      <text:p text:style-name="P1">Starting namenodes on [localhost]</text:p>
      <text:p text:style-name="P1">hduser@localhost's password: </text:p>
      <text:p text:style-name="P1">localhost: namenode running as process 5111. Stop it first.</text:p>
      <text:p text:style-name="P1">hduser@localhost's password: </text:p>
      <text:p text:style-name="P1">localhost: datanode running as process 5248. Stop it first.</text:p>
      <text:p text:style-name="P1">ubuntStarting secondary namenodes [0.0.0.0]</text:p>
      <text:p text:style-name="P1">uhduser@0.0.0.0's password: </text:p>
      <text:p text:style-name="P1">0.0.0.0: Permission denied, please try again.</text:p>
      <text:p text:style-name="P1">hduser@0.0.0.0's password: </text:p>
      <text:p text:style-name="P1">0.0.0.0: secondarynamenode running as process 5453. Stop it first.</text:p>
      <text:p text:style-name="P1">16/12/22 03:03:13 WARN util.NativeCodeLoader: Unable to load native-hadoop library for your platform... using builtin-java classes where applicable</text:p>
      <text:p text:style-name="P1">starting yarn daemons</text:p>
      <text:p text:style-name="P1">resourcemanager running as process 5593. Stop it first.</text:p>
      <text:p text:style-name="P1">hduser@localhost's password: </text:p>
      <text:p text:style-name="P1">localhost: nodemanager running as process 5706. Stop it first.</text:p>
      <text:p text:style-name="P1">hduser@ubuntu:~$ jps</text:p>
      <text:p text:style-name="P1">5248 DataNode</text:p>
      <text:p text:style-name="P1">5111 NameNode</text:p>
      <text:p text:style-name="P1">5593 ResourceManager</text:p>
      <text:p text:style-name="P1">10890 Jps</text:p>
      <text:p text:style-name="P1">5706 NodeManager</text:p>
      <text:p text:style-name="P1">5453 SecondaryNameNode</text:p>
      <text:p text:style-name="P1">hduser@ubuntu:~$ hadoop fs -copyFromLocal Transactional.txt /niit1</text:p>
      <text:p text:style-name="P1"><text:soft-page-break/>16/12/22 03:07:28 WARN util.NativeCodeLoader: Unable to load native-hadoop library for your platform... using builtin-java classes where applicable</text:p>
      <text:p text:style-name="P1">copyFromLocal: `Transactional.txt': No such file or directory</text:p>
      <text:p text:style-name="P1">hduser@ubuntu:~$ hadoop fs -copyFromLocal /home/hduser/Desktop/Transactional.txt/niit1</text:p>
      <text:p text:style-name="P1">16/12/22 03:09:00 WARN util.NativeCodeLoader: Unable to load native-hadoop library for your platform... using builtin-java classes where applicable</text:p>
      <text:p text:style-name="P1">copyFromLocal: `.': No such file or directory</text:p>
      <text:p text:style-name="P1">hduser@ubuntu:~$ pwd</text:p>
      <text:p text:style-name="P1">/home/hduser</text:p>
      <text:p text:style-name="P1">hduser@ubuntu:~$ hadoop fs -copyFromLocal /home/hduser/Transactional.txt/niit116/12/22 03:09:41 WARN util.NativeCodeLoader: Unable to load native-hadoop library for your platform... using builtin-java classes where applicable</text:p>
      <text:p text:style-name="P1">copyFromLocal: `.': No such file or directory</text:p>
      <text:p text:style-name="P1">hduser@ubuntu:~$ hadoop fs -copyFromLocal /home/hduser/Transactional.txt /niit1</text:p>
      <text:p text:style-name="P1">16/12/22 03:10:17 WARN util.NativeCodeLoader: Unable to load native-hadoop library for your platform... using builtin-java classes where applicable</text:p>
      <text:p text:style-name="P1">copyFromLocal: `/home/hduser/Transactional.txt': No such file or directory</text:p>
      <text:p text:style-name="P1">hduser@ubuntu:~$ hadoop fs -copyFromLocal /home/hduser/Desktop/Transactional.txt /niit1</text:p>
      <text:p text:style-name="P1">16/12/22 03:10:34 WARN util.NativeCodeLoader: Unable to load native-hadoop library for your platform... using builtin-java classes where applicable</text:p>
      <text:p text:style-name="P1">copyFromLocal: `/home/hduser/Desktop/Transactional.txt': No such file or directory</text:p>
      <text:p text:style-name="P1">hduser@ubuntu:~$ hadoop fs -put /home/hduser/Desktop/Transactional.txt /niit116/12/22 03:13:16 WARN util.NativeCodeLoader: Unable to load native-hadoop library for your platform... using builtin-java classes where applicable</text:p>
      <text:p text:style-name="P1">put: `/home/hduser/Desktop/Transactional.txt': No such file or directory</text:p>
      <text:p text:style-name="P1">hduser@ubuntu:~$ hadoop jar /home/hduser/Desktop/FirstHadoopPgm.jar /home/hduser/Desktop/Transactional.txt</text:p>
      <text:p text:style-name="P1">Not a valid JAR: /home/hduser/Desktop/FirstHadoopPgm.jar</text:p>
      <text:p text:style-name="P1">hduser@ubuntu:~$ hadoop jar /home/hduser/Desktop/FirstHadoopPgm.jar /home/hduser/Desktop/Transactional.txt /niit1</text:p>
      <text:p text:style-name="P1">Not a valid JAR: /home/hduser/Desktop/FirstHadoopPgm.jar</text:p>
      <text:p text:style-name="P1">hduser@ubuntu:~$ hadoop jar /home/hduser/Desktop/FirstHadoopPgm.jar /home/hduser/Desktop/Transactional.txt /niit1/MyProg</text:p>
      <text:p text:style-name="P1">Not a valid JAR: /home/hduser/Desktop/FirstHadoopPgm.jar</text:p>
      <text:p text:style-name="P1">hduser@ubuntu:~$ pwd</text:p>
      <text:p text:style-name="P1">/home/hduser</text:p>
      <text:p text:style-name="P1">hduser@ubuntu:~$ hadoop jar /home/ubuntu/Desktop/FirstHadoopPgm.jar /home/ubuntu/Desktop/Transactional.txt /niit1/MyProg</text:p>
      <text:p text:style-name="P1">16/12/22 05:48:03 WARN util.NativeCodeLoader: Unable to load native-hadoop library for your platform... using builtin-java classes where applicable</text:p>
      <text:p text:style-name="P1">16/12/22 05:48:18 INFO Configuration.deprecation: session.id is deprecated. Instead, use dfs.metrics.session-id</text:p>
      <text:p text:style-name="P1">16/12/22 05:48:18 INFO jvm.JvmMetrics: Initializing JVM Metrics with processName=JobTracker, sessionId=</text:p>
      <text:p text:style-name="P1">16/12/22 05:48:20 WARN mapreduce.JobSubmitter: Hadoop command-line option parsing not performed. Implement the Tool interface and execute your application with ToolRunner to remedy this.</text:p>
      <text:p text:style-name="P1">16/12/22 05:48:20 INFO mapreduce.JobSubmitter: Cleaning up the staging area file:/app/hadoop/tmp/mapred/staging/hduser1550774474/.staging/job_local1550774474_0001</text:p>
      <text:p text:style-name="P1"><text:soft-page-break/>Exception in thread "main" org.apache.hadoop.mapreduce.lib.input.InvalidInputException: Input path does not exist: hdfs://localhost:54310/home/ubuntu/Desktop/Transactional.txt</text:p>
      <text:p text:style-name="P1"><text:tab/>at org.apache.hadoop.mapreduce.lib.input.FileInputFormat.singleThreadedListStatus(FileInputFormat.java:321)</text:p>
      <text:p text:style-name="P1"><text:tab/>at org.apache.hadoop.mapreduce.lib.input.FileInputFormat.listStatus(FileInputFormat.java:264)</text:p>
      <text:p text:style-name="P1"><text:tab/>at org.apache.hadoop.mapreduce.lib.input.FileInputFormat.getSplits(FileInputFormat.java:385)</text:p>
      <text:p text:style-name="P1"><text:tab/>at org.apache.hadoop.mapreduce.JobSubmitter.writeNewSplits(JobSubmitter.java:597)</text:p>
      <text:p text:style-name="P1"><text:tab/>at org.apache.hadoop.mapreduce.JobSubmitter.writeSplits(JobSubmitter.java:614)</text:p>
      <text:p text:style-name="P1"><text:tab/>at org.apache.hadoop.mapreduce.JobSubmitter.submitJobInternal(JobSubmitter.java:492)</text:p>
      <text:p text:style-name="P1"><text:tab/>at org.apache.hadoop.mapreduce.Job$10.run(Job.java:1296)</text:p>
      <text:p text:style-name="P1"><text:tab/>at org.apache.hadoop.mapreduce.Job$10.run(Job.java:1293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mapreduce.Job.submit(Job.java:1293)</text:p>
      <text:p text:style-name="P1"><text:tab/>at org.apache.hadoop.mapreduce.Job.waitForCompletion(Job.java:1314)</text:p>
      <text:p text:style-name="P1"><text:tab/>at MainMethod.main(MainMethod.java:27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>hduser@ubuntu:~$ hadoop fs -copyFromLocal /home/hduser/Documents/Transactional.txt /niit1</text:p>
      <text:p text:style-name="P1">16/12/22 05:56:30 WARN util.NativeCodeLoader: Unable to load native-hadoop library for your platform... using builtin-java classes where applicable</text:p>
      <text:p text:style-name="P1">copyFromLocal: `/home/hduser/Documents/Transactional.txt': No such file or directory</text:p>
      <text:p text:style-name="P1">hduser@ubuntu:~$ hadoop fs -copyFromLocal /home/hduser/documents/Transactional.txt /niit1</text:p>
      <text:p text:style-name="P1">16/12/22 05:56:59 WARN util.NativeCodeLoader: Unable to load native-hadoop library for your platform... using builtin-java classes where applicable</text:p>
      <text:p text:style-name="P1">copyFromLocal: `/home/hduser/documents/Transactional.txt': No such file or directory</text:p>
      <text:p text:style-name="P1">hduser@ubuntu:~$ hadoop fs -copyFromLocal /home/hduser/documents/Transactional <text:s/>/niit1</text:p>
      <text:p text:style-name="P1">16/12/22 05:57:43 WARN util.NativeCodeLoader: Unable to load native-hadoop library for your platform... using builtin-java classes where applicable</text:p>
      <text:p text:style-name="P1">copyFromLocal: `/home/hduser/documents/Transactional': No such file or directory</text:p>
      <text:p text:style-name="P1">hduser@ubuntu:~$ hadoop fs -put /home/hduser/documents/Transactional.txt <text:s/>/niit1 </text:p>
      <text:p text:style-name="P1">16/12/22 06:00:42 WARN util.NativeCodeLoader: Unable to load native-hadoop library for your platform... using builtin-java classes where applicable</text:p>
      <text:p text:style-name="P1">put: `/home/hduser/documents/Transactional.txt': No such file or directory</text:p>
      <text:p text:style-name="P1">hduser@ubuntu:~$ hadoop fs -put /home/ubuntu/documents/Transactional.txt <text:s/>/niit1 </text:p>
      <text:p text:style-name="P1">16/12/22 06:01:10 WARN util.NativeCodeLoader: Unable to load native-hadoop library for your platform... using builtin-java classes where applicable</text:p>
      <text:p text:style-name="P1">put: `/home/ubuntu/documents/Transactional.txt': No such file or directory</text:p>
      <text:p text:style-name="P1">hduser@ubuntu:~$ hadoop fs -put /home/ubuntu/Documents/Transactional.txt <text:s/>/niit1 </text:p>
      <text:p text:style-name="P1">16/12/22 06:01:22 WARN util.NativeCodeLoader: Unable to load native-hadoop library for your platform... using builtin-java classes where applicable</text:p>
      <text:p text:style-name="P1">hduser@ubuntu:~$ hadoop jar /home/ubuntu/FirstHadoopPgm.jar /niit1/Transactional.txt /niit1/Output</text:p>
      <text:p text:style-name="P1">Not a valid JAR: /home/ubuntu/FirstHadoopPgm.jar</text:p>
      <text:p text:style-name="P1"><text:soft-page-break/>hduser@ubuntu:~$ hadoop jar /home/ubuntu/Desktop/FirstHadoopPgm.jar /niit1/Transactional.txt /niit1/Output</text:p>
      <text:p text:style-name="P1">16/12/22 06:21:04 WARN util.NativeCodeLoader: Unable to load native-hadoop library for your platform... using builtin-java classes where applicable</text:p>
      <text:p text:style-name="P1">16/12/22 06:21:11 INFO Configuration.deprecation: session.id is deprecated. Instead, use dfs.metrics.session-id</text:p>
      <text:p text:style-name="P1">16/12/22 06:21:11 INFO jvm.JvmMetrics: Initializing JVM Metrics with processName=JobTracker, sessionId=</text:p>
      <text:p text:style-name="P1">16/12/22 06:21:12 WARN mapreduce.JobSubmitter: Hadoop command-line option parsing not performed. Implement the Tool interface and execute your application with ToolRunner to remedy this.</text:p>
      <text:p text:style-name="P1">16/12/22 06:21:12 INFO input.FileInputFormat: Total input paths to process : 1</text:p>
      <text:p text:style-name="P1">16/12/22 06:21:12 INFO mapreduce.JobSubmitter: number of splits:1</text:p>
      <text:p text:style-name="P1">16/12/22 06:21:13 INFO mapreduce.JobSubmitter: Submitting tokens for job: job_local942072825_0001</text:p>
      <text:p text:style-name="P1">16/12/22 06:21:14 INFO mapreduce.Job: The url to track the job: http://localhost:8080/</text:p>
      <text:p text:style-name="P1">16/12/22 06:21:14 INFO mapreduce.Job: Running job: job_local942072825_0001</text:p>
      <text:p text:style-name="P1">16/12/22 06:21:14 INFO mapred.LocalJobRunner: OutputCommitter set in config null</text:p>
      <text:p text:style-name="P1">16/12/22 06:21:14 INFO mapred.LocalJobRunner: OutputCommitter is org.apache.hadoop.mapreduce.lib.output.FileOutputCommitter</text:p>
      <text:p text:style-name="P1">16/12/22 06:21:14 INFO mapred.LocalJobRunner: Waiting for map tasks</text:p>
      <text:p text:style-name="P1">16/12/22 06:21:14 INFO mapred.LocalJobRunner: Starting task: attempt_local942072825_0001_m_000000_0</text:p>
      <text:p text:style-name="P1">16/12/22 06:21:14 INFO mapred.Task: <text:s/>Using ResourceCalculatorProcessTree : [ ]</text:p>
      <text:p text:style-name="P1">16/12/22 06:21:14 INFO mapred.MapTask: Processing split: hdfs://localhost:54310/niit1/Transactional.txt:0+4418139</text:p>
      <text:p text:style-name="P1">16/12/22 06:21:15 INFO mapreduce.Job: Job job_local942072825_0001 running in uber mode : false</text:p>
      <text:p text:style-name="P1">16/12/22 06:21:15 INFO mapreduce.Job: <text:s/>map 0% reduce 0%</text:p>
      <text:p text:style-name="P1">16/12/22 06:21:38 INFO mapred.MapTask: (EQUATOR) 0 kvi 26214396(104857584)</text:p>
      <text:p text:style-name="P1">16/12/22 06:21:38 INFO mapred.MapTask: mapreduce.task.io.sort.mb: 100</text:p>
      <text:p text:style-name="P1">16/12/22 06:21:38 INFO mapred.MapTask: soft limit at 83886080</text:p>
      <text:p text:style-name="P1">16/12/22 06:21:38 INFO mapred.MapTask: bufstart = 0; bufvoid = 104857600</text:p>
      <text:p text:style-name="P1">16/12/22 06:21:38 INFO mapred.MapTask: kvstart = 26214396; length = 6553600</text:p>
      <text:p text:style-name="P1">16/12/22 06:21:38 INFO mapred.MapTask: Map output collector class = org.apache.hadoop.mapred.MapTask$MapOutputBuffer</text:p>
      <text:p text:style-name="P1">16/12/22 06:21:42 INFO mapred.MapTask: Starting flush of map output</text:p>
      <text:p text:style-name="P1">16/12/22 06:21:42 INFO mapred.LocalJobRunner: map task executor complete.</text:p>
      <text:p text:style-name="P1">16/12/22 06:21:43 WARN mapred.LocalJobRunner: job_local942072825_0001</text:p>
      <text:p text:style-name="P1">java.lang.Exception: java.lang.ClassCastException: org.apache.hadoop.io.LongWritable cannot be cast to org.apache.hadoop.io.Text</text:p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lang.ClassCastException: org.apache.hadoop.io.LongWritable cannot be cast to org.apache.hadoop.io.Text</text:p>
      <text:p text:style-name="P1"><text:tab/>at Example.map(Example.java:1)</text:p>
      <text:p text:style-name="P1"><text:tab/>at org.apache.hadoop.mapreduce.Mapper.run(Mapper.java:145)</text:p>
      <text:p text:style-name="P1"><text:tab/>at org.apache.hadoop.mapred.MapTask.runNewMapper(MapTask.java:784)</text:p>
      <text:p text:style-name="P1"><text:tab/>at org.apache.hadoop.mapred.MapTask.run(MapTask.java:341)</text:p>
      <text:p text:style-name="P1"><text:tab/>at org.apache.hadoop.mapred.LocalJobRunner$Job$MapTaskRunnable.run(LocalJobRunner.java:243)</text:p>
      <text:p text:style-name="P1"><text:soft-page-break/><text:tab/>at java.util.concurrent.Executors$RunnableAdapter.call(Executors.java:511)</text:p>
      <text:p text:style-name="P1"><text:tab/>at java.util.concurrent.FutureTask.run(FutureTask.java:266)</text:p>
      <text:p text:style-name="P1"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16/12/22 06:21:44 INFO mapreduce.Job: Job job_local942072825_0001 failed with state FAILED due to: NA</text:p>
      <text:p text:style-name="P1">16/12/22 06:21:44 INFO mapreduce.Job: Counters: 0</text:p>
      <text:p text:style-name="P1">hduser@ubuntu:~$ hadoop jar /home/ubuntu/Desktop/FirstHadoopPgm.jar /niit1/Transactional.txt /niit1/Output</text:p>
      <text:p text:style-name="P1">16/12/22 06:33:44 WARN util.NativeCodeLoader: Unable to load native-hadoop library for your platform... using builtin-java classes where applicable</text:p>
      <text:p text:style-name="P1">16/12/22 06:33:45 INFO Configuration.deprecation: session.id is deprecated. Instead, use dfs.metrics.session-id</text:p>
      <text:p text:style-name="P1">16/12/22 06:33:45 INFO jvm.JvmMetrics: Initializing JVM Metrics with processName=JobTracker, sessionId=</text:p>
      <text:p text:style-name="P1">Exception in thread "main" org.apache.hadoop.mapred.FileAlreadyExistsException: Output directory hdfs://localhost:54310/niit1/Output already exists</text:p>
      <text:p text:style-name="P1"><text:tab/>at org.apache.hadoop.mapreduce.lib.output.FileOutputFormat.checkOutputSpecs(FileOutputFormat.java:146)</text:p>
      <text:p text:style-name="P1"><text:tab/>at org.apache.hadoop.mapreduce.JobSubmitter.checkSpecs(JobSubmitter.java:562)</text:p>
      <text:p text:style-name="P1"><text:tab/>at org.apache.hadoop.mapreduce.JobSubmitter.submitJobInternal(JobSubmitter.java:432)</text:p>
      <text:p text:style-name="P1"><text:tab/>at org.apache.hadoop.mapreduce.Job$10.run(Job.java:1296)</text:p>
      <text:p text:style-name="P1"><text:tab/>at org.apache.hadoop.mapreduce.Job$10.run(Job.java:1293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mapreduce.Job.submit(Job.java:1293)</text:p>
      <text:p text:style-name="P1"><text:tab/>at org.apache.hadoop.mapreduce.Job.waitForCompletion(Job.java:1314)</text:p>
      <text:p text:style-name="P1"><text:tab/>at MainMethod.main(MainMethod.java:27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>hduser@ubuntu:~$ hadoop jar /home/ubuntu/Desktop/FirstHadoopPgm.jar /niit1/Transactional.txt /niit1</text:p>
      <text:p text:style-name="P1">16/12/22 06:34:20 WARN util.NativeCodeLoader: Unable to load native-hadoop library for your platform... using builtin-java classes where applicable</text:p>
      <text:p text:style-name="P1">16/12/22 06:34:22 INFO Configuration.deprecation: session.id is deprecated. Instead, use dfs.metrics.session-id</text:p>
      <text:p text:style-name="P1">16/12/22 06:34:22 INFO jvm.JvmMetrics: Initializing JVM Metrics with processName=JobTracker, sessionId=</text:p>
      <text:p text:style-name="P1">Exception in thread "main" org.apache.hadoop.mapred.FileAlreadyExistsException: Output directory hdfs://localhost:54310/niit1 already exists</text:p>
      <text:p text:style-name="P1"><text:soft-page-break/><text:tab/>at org.apache.hadoop.mapreduce.lib.output.FileOutputFormat.checkOutputSpecs(FileOutputFormat.java:146)</text:p>
      <text:p text:style-name="P1"><text:tab/>at org.apache.hadoop.mapreduce.JobSubmitter.checkSpecs(JobSubmitter.java:562)</text:p>
      <text:p text:style-name="P1"><text:tab/>at org.apache.hadoop.mapreduce.JobSubmitter.submitJobInternal(JobSubmitter.java:432)</text:p>
      <text:p text:style-name="P1"><text:tab/>at org.apache.hadoop.mapreduce.Job$10.run(Job.java:1296)</text:p>
      <text:p text:style-name="P1"><text:tab/>at org.apache.hadoop.mapreduce.Job$10.run(Job.java:1293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mapreduce.Job.submit(Job.java:1293)</text:p>
      <text:p text:style-name="P1"><text:tab/>at org.apache.hadoop.mapreduce.Job.waitForCompletion(Job.java:1314)</text:p>
      <text:p text:style-name="P1"><text:tab/>at MainMethod.main(MainMethod.java:27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>hduser@ubuntu:~$ hadoop fs -rmr /Output</text:p>
      <text:p text:style-name="P1">rmr: DEPRECATED: Please use 'rm -r' instead.</text:p>
      <text:p text:style-name="P1">16/12/22 06:35:43 WARN util.NativeCodeLoader: Unable to load native-hadoop library for your platform... using builtin-java classes where applicable</text:p>
      <text:p text:style-name="P1">rmr: `/Output': No such file or directory</text:p>
      <text:p text:style-name="P1">hduser@ubuntu:~$ hadoop fs -rm /Output</text:p>
      <text:p text:style-name="P1">16/12/22 06:35:58 WARN util.NativeCodeLoader: Unable to load native-hadoop library for your platform... using builtin-java classes where applicable</text:p>
      <text:p text:style-name="P1">rm: `/Output': No such file or directory</text:p>
      <text:p text:style-name="P1">hduser@ubuntu:~$ hadoop fs -rmr /niit1/Output</text:p>
      <text:p text:style-name="P1">rmr: DEPRECATED: Please use 'rm -r' instead.</text:p>
      <text:p text:style-name="P1">16/12/22 06:36:33 WARN util.NativeCodeLoader: Unable to load native-hadoop library for your platform... using builtin-java classes where applicable</text:p>
      <text:p text:style-name="P1">16/12/22 06:36:35 INFO fs.TrashPolicyDefault: Namenode trash configuration: Deletion interval = 0 minutes, Emptier interval = 0 minutes.</text:p>
      <text:p text:style-name="P1">Deleted /niit1/Output</text:p>
      <text:p text:style-name="P1">hduser@ubuntu:~$ hadoop jar /home/ubuntu/Desktop/FirstHadoopPgm.jar /niit1/Transactional.txt /niit1/Output.txt</text:p>
      <text:p text:style-name="P1">16/12/22 06:37:35 WARN util.NativeCodeLoader: Unable to load native-hadoop library for your platform... using builtin-java classes where applicable</text:p>
      <text:p text:style-name="P1">16/12/22 06:37:36 INFO Configuration.deprecation: session.id is deprecated. Instead, use dfs.metrics.session-id</text:p>
      <text:p text:style-name="P1">16/12/22 06:37:36 INFO jvm.JvmMetrics: Initializing JVM Metrics with processName=JobTracker, sessionId=</text:p>
      <text:p text:style-name="P1">16/12/22 06:37:36 WARN mapreduce.JobSubmitter: Hadoop command-line option parsing not performed. Implement the Tool interface and execute your application with ToolRunner to remedy this.</text:p>
      <text:p text:style-name="P1">16/12/22 06:37:36 INFO input.FileInputFormat: Total input paths to process : 1</text:p>
      <text:p text:style-name="P1">16/12/22 06:37:37 INFO mapreduce.JobSubmitter: number of splits:1</text:p>
      <text:p text:style-name="P1">16/12/22 06:37:37 INFO mapreduce.JobSubmitter: Submitting tokens for job: job_local896240808_0001</text:p>
      <text:p text:style-name="P1"><text:soft-page-break/>16/12/22 06:37:37 INFO mapreduce.Job: The url to track the job: http://localhost:8080/</text:p>
      <text:p text:style-name="P1">16/12/22 06:37:37 INFO mapreduce.Job: Running job: job_local896240808_0001</text:p>
      <text:p text:style-name="P1">16/12/22 06:37:37 INFO mapred.LocalJobRunner: OutputCommitter set in config null</text:p>
      <text:p text:style-name="P1">16/12/22 06:37:37 INFO mapred.LocalJobRunner: OutputCommitter is org.apache.hadoop.mapreduce.lib.output.FileOutputCommitter</text:p>
      <text:p text:style-name="P1">16/12/22 06:37:38 INFO mapred.LocalJobRunner: Waiting for map tasks</text:p>
      <text:p text:style-name="P1">16/12/22 06:37:38 INFO mapred.LocalJobRunner: Starting task: attempt_local896240808_0001_m_000000_0</text:p>
      <text:p text:style-name="P1">16/12/22 06:37:38 INFO mapred.Task: <text:s/>Using ResourceCalculatorProcessTree : [ ]</text:p>
      <text:p text:style-name="P1">16/12/22 06:37:38 INFO mapred.MapTask: Processing split: hdfs://localhost:54310/niit1/Transactional.txt:0+4418139</text:p>
      <text:p text:style-name="P1">16/12/22 06:37:38 INFO mapreduce.Job: Job job_local896240808_0001 running in uber mode : false</text:p>
      <text:p text:style-name="P1">16/12/22 06:37:38 INFO mapreduce.Job: <text:s/>map 0% reduce 0%</text:p>
      <text:p text:style-name="P1">16/12/22 06:37:45 INFO mapred.MapTask: (EQUATOR) 0 kvi 26214396(104857584)</text:p>
      <text:p text:style-name="P1">16/12/22 06:37:45 INFO mapred.MapTask: mapreduce.task.io.sort.mb: 100</text:p>
      <text:p text:style-name="P1">16/12/22 06:37:45 INFO mapred.MapTask: soft limit at 83886080</text:p>
      <text:p text:style-name="P1">16/12/22 06:37:45 INFO mapred.MapTask: bufstart = 0; bufvoid = 104857600</text:p>
      <text:p text:style-name="P1">16/12/22 06:37:45 INFO mapred.MapTask: kvstart = 26214396; length = 6553600</text:p>
      <text:p text:style-name="P1">16/12/22 06:37:45 INFO mapred.MapTask: Map output collector class = org.apache.hadoop.mapred.MapTask$MapOutputBuffer</text:p>
      <text:p text:style-name="P1">16/12/22 06:37:54 INFO mapred.MapTask: Starting flush of map output</text:p>
      <text:p text:style-name="P1">16/12/22 06:37:54 INFO mapred.LocalJobRunner: map task executor complete.</text:p>
      <text:p text:style-name="P1">16/12/22 06:37:57 WARN mapred.LocalJobRunner: job_local896240808_0001</text:p>
      <text:p text:style-name="P1">java.lang.Exception: java.lang.ClassCastException: org.apache.hadoop.io.LongWritable cannot be cast to org.apache.hadoop.io.Text</text:p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lang.ClassCastException: org.apache.hadoop.io.LongWritable cannot be cast to org.apache.hadoop.io.Text</text:p>
      <text:p text:style-name="P1"><text:tab/>at Example.map(Example.java:1)</text:p>
      <text:p text:style-name="P1"><text:tab/>at org.apache.hadoop.mapreduce.Mapper.run(Mapper.java:145)</text:p>
      <text:p text:style-name="P1"><text:tab/>at org.apache.hadoop.mapred.MapTask.runNewMapper(MapTask.java:784)</text:p>
      <text:p text:style-name="P1"><text:tab/>at org.apache.hadoop.mapred.MapTask.run(MapTask.java:341)</text:p>
      <text:p text:style-name="P1"><text:tab/>at org.apache.hadoop.mapred.LocalJobRunner$Job$MapTaskRunnable.run(LocalJobRunner.java:243)</text:p>
      <text:p text:style-name="P1"><text:tab/>at java.util.concurrent.Executors$RunnableAdapter.call(Executors.java:511)</text:p>
      <text:p text:style-name="P1"><text:tab/>at java.util.concurrent.FutureTask.run(FutureTask.java:266)</text:p>
      <text:p text:style-name="P1"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16/12/22 06:37:58 INFO mapreduce.Job: Job job_local896240808_0001 failed with state FAILED due to: NA</text:p>
      <text:p text:style-name="P1">16/12/22 06:37:58 INFO mapreduce.Job: Counters: 0</text:p>
      <text:p text:style-name="P1">hduser@ubuntu:~$ hadoop fs -rmr /niit1/Output.txt</text:p>
      <text:p text:style-name="P1">rmr: DEPRECATED: Please use 'rm -r' instead.</text:p>
      <text:p text:style-name="P1">16/12/22 21:18:33 WARN util.NativeCodeLoader: Unable to load native-hadoop library for your platform... using builtin-java classes where applicable</text:p>
      <text:p text:style-name="P1">16/12/22 21:18:38 INFO fs.TrashPolicyDefault: Namenode trash configuration: Deletion interval = 0 minutes, Emptier interval = 0 minutes.</text:p>
      <text:p text:style-name="P1"><text:soft-page-break/>Deleted /niit1/Output.txt</text:p>
      <text:p text:style-name="P1">hduser@ubuntu:~$ cd niit1</text:p>
      <text:p text:style-name="P1">bash: cd: niit1: No such file or directory</text:p>
      <text:p text:style-name="P1">hduser@ubuntu:~$ cd /niit1</text:p>
      <text:p text:style-name="P1">bash: cd: /niit1: No such file or directory</text:p>
      <text:p text:style-name="P1">hduser@ubuntu:~$ hadoop jar /home/ubuntu/Documents/FirstHadoopPgm.jar /niit1/Transactional.txt /niit1/Output</text:p>
      <text:p text:style-name="P1">16/12/22 21:19:50 WARN util.NativeCodeLoader: Unable to load native-hadoop library for your platform... using builtin-java classes where applicable</text:p>
      <text:p text:style-name="P1">16/12/22 21:19:52 INFO Configuration.deprecation: session.id is deprecated. Instead, use dfs.metrics.session-id</text:p>
      <text:p text:style-name="P1">16/12/22 21:19:52 INFO jvm.JvmMetrics: Initializing JVM Metrics with processName=JobTracker, sessionId=</text:p>
      <text:p text:style-name="P1">16/12/22 21:19:53 WARN mapreduce.JobSubmitter: Hadoop command-line option parsing not performed. Implement the Tool interface and execute your application with ToolRunner to remedy this.</text:p>
      <text:p text:style-name="P1">16/12/22 21:19:53 INFO input.FileInputFormat: Total input paths to process : 1</text:p>
      <text:p text:style-name="P1">16/12/22 21:19:53 INFO mapreduce.JobSubmitter: number of splits:1</text:p>
      <text:p text:style-name="P1">16/12/22 21:19:54 INFO mapreduce.JobSubmitter: Submitting tokens for job: job_local94578645_0001</text:p>
      <text:p text:style-name="P1">16/12/22 21:19:55 INFO mapreduce.Job: The url to track the job: http://localhost:8080/</text:p>
      <text:p text:style-name="P1">16/12/22 21:19:55 INFO mapreduce.Job: Running job: job_local94578645_0001</text:p>
      <text:p text:style-name="P1">16/12/22 21:19:55 INFO mapred.LocalJobRunner: OutputCommitter set in config null</text:p>
      <text:p text:style-name="P1">16/12/22 21:19:55 INFO mapred.LocalJobRunner: OutputCommitter is org.apache.hadoop.mapreduce.lib.output.FileOutputCommitter</text:p>
      <text:p text:style-name="P1">16/12/22 21:19:55 INFO mapred.LocalJobRunner: Waiting for map tasks</text:p>
      <text:p text:style-name="P1">16/12/22 21:19:55 INFO mapred.LocalJobRunner: Starting task: attempt_local94578645_0001_m_000000_0</text:p>
      <text:p text:style-name="P1">16/12/22 21:19:56 INFO mapred.Task: <text:s/>Using ResourceCalculatorProcessTree : [ ]</text:p>
      <text:p text:style-name="P1">16/12/22 21:19:56 INFO mapred.MapTask: Processing split: hdfs://localhost:54310/niit1/Transactional.txt:0+4418139</text:p>
      <text:p text:style-name="P1">16/12/22 21:19:56 INFO mapreduce.Job: Job job_local94578645_0001 running in uber mode : false</text:p>
      <text:p text:style-name="P1">16/12/22 21:19:56 INFO mapreduce.Job: <text:s/>map 0% reduce 0%</text:p>
      <text:p text:style-name="P1">16/12/22 21:20:03 INFO mapred.MapTask: (EQUATOR) 0 kvi 26214396(104857584)</text:p>
      <text:p text:style-name="P1">16/12/22 21:20:03 INFO mapred.MapTask: mapreduce.task.io.sort.mb: 100</text:p>
      <text:p text:style-name="P1">16/12/22 21:20:03 INFO mapred.MapTask: soft limit at 83886080</text:p>
      <text:p text:style-name="P1">16/12/22 21:20:03 INFO mapred.MapTask: bufstart = 0; bufvoid = 104857600</text:p>
      <text:p text:style-name="P1">16/12/22 21:20:03 INFO mapred.MapTask: kvstart = 26214396; length = 6553600</text:p>
      <text:p text:style-name="P1">16/12/22 21:20:03 INFO mapred.MapTask: Map output collector class = org.apache.hadoop.mapred.MapTask$MapOutputBuffer</text:p>
      <text:p text:style-name="P1">16/12/22 21:20:04 INFO mapred.MapTask: Starting flush of map output</text:p>
      <text:p text:style-name="P1">16/12/22 21:20:04 INFO mapred.LocalJobRunner: map task executor complete.</text:p>
      <text:p text:style-name="P1">16/12/22 21:20:04 WARN mapred.LocalJobRunner: job_local94578645_0001</text:p>
      <text:p text:style-name="P1">java.lang.Exception: java.lang.ClassCastException: org.apache.hadoop.io.LongWritable cannot be cast to org.apache.hadoop.io.Text</text:p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lang.ClassCastException: org.apache.hadoop.io.LongWritable cannot be cast to org.apache.hadoop.io.Text</text:p>
      <text:p text:style-name="P1"><text:tab/>at Example.map(Example.java:1)</text:p>
      <text:p text:style-name="P1"><text:soft-page-break/><text:tab/>at org.apache.hadoop.mapreduce.Mapper.run(Mapper.java:145)</text:p>
      <text:p text:style-name="P1"><text:tab/>at org.apache.hadoop.mapred.MapTask.runNewMapper(MapTask.java:784)</text:p>
      <text:p text:style-name="P1"><text:tab/>at org.apache.hadoop.mapred.MapTask.run(MapTask.java:341)</text:p>
      <text:p text:style-name="P1"><text:tab/>at org.apache.hadoop.mapred.LocalJobRunner$Job$MapTaskRunnable.run(LocalJobRunner.java:243)</text:p>
      <text:p text:style-name="P1"><text:tab/>at java.util.concurrent.Executors$RunnableAdapter.call(Executors.java:511)</text:p>
      <text:p text:style-name="P1"><text:tab/>at java.util.concurrent.FutureTask.run(FutureTask.java:266)</text:p>
      <text:p text:style-name="P1"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16/12/22 21:20:04 INFO mapreduce.Job: Job job_local94578645_0001 failed with state FAILED due to: NA</text:p>
      <text:p text:style-name="P1">16/12/22 21:20:04 INFO mapreduce.Job: Counters: 0</text:p>
      <text:p text:style-name="P1">hduser@ubuntu:~$ hadoop fs -rmr /niit1/Output</text:p>
      <text:p text:style-name="P1">rmr: DEPRECATED: Please use 'rm -r' instead.</text:p>
      <text:p text:style-name="P1">16/12/22 21:35:15 WARN util.NativeCodeLoader: Unable to load native-hadoop library for your platform... using builtin-java classes where applicable</text:p>
      <text:p text:style-name="P1">16/12/22 21:35:17 INFO fs.TrashPolicyDefault: Namenode trash configuration: Deletion interval = 0 minutes, Emptier interval = 0 minutes.</text:p>
      <text:p text:style-name="P1">Deleted /niit1/Output</text:p>
      <text:p text:style-name="P1">hduser@ubuntu:~$ nano wordcount</text:p>
      <text:p text:style-name="P1">hduser@ubuntu:~$ nano wordcount.txt</text:p>
      <text:p text:style-name="P1">hduser@ubuntu:~$ hadoop fs -copyFromLocal /home/hduser/wordcount.txt /niit1</text:p>
      <text:p text:style-name="P1">16/12/23 02:24:25 WARN util.NativeCodeLoader: Unable to load native-hadoop library for your platform... using builtin-java classes where applicable</text:p>
      <text:p text:style-name="P1">hduser@ubuntu:~$ hadoop jar wc.jar WordCount /niit1/wordcount.txt /niit1/output</text:p>
      <text:p text:style-name="P1">Not a valid JAR: /home/hduser/wc.jar</text:p>
      <text:p text:style-name="P1">hduser@ubuntu:~$ hadoop jar /home/ubuntu/wc.jar WordCount /niit1/wordcount.txt /niit1/output</text:p>
      <text:p text:style-name="P1">16/12/23 03:02:16 WARN util.NativeCodeLoader: Unable to load native-hadoop library for your platform... using builtin-java classes where applicable</text:p>
      <text:p text:style-name="P1">16/12/23 03:02:52 INFO Configuration.deprecation: session.id is deprecated. Instead, use dfs.metrics.session-id</text:p>
      <text:p text:style-name="P1">16/12/23 03:02:52 INFO jvm.JvmMetrics: Initializing JVM Metrics with processName=JobTracker, sessionId=</text:p>
      <text:p text:style-name="P1">16/12/23 03:02:54 WARN mapreduce.JobSubmitter: Hadoop command-line option parsing not performed. Implement the Tool interface and execute your application with ToolRunner to remedy this.</text:p>
      <text:p text:style-name="P1">16/12/23 03:02:55 INFO input.FileInputFormat: Total input paths to process : 1</text:p>
      <text:p text:style-name="P1">16/12/23 03:02:56 INFO mapreduce.JobSubmitter: number of splits:1</text:p>
      <text:p text:style-name="P1">16/12/23 03:02:59 INFO mapreduce.JobSubmitter: Submitting tokens for job: job_local1478091763_0001</text:p>
      <text:p text:style-name="P1">16/12/23 03:03:00 INFO mapreduce.Job: The url to track the job: http://localhost:8080/</text:p>
      <text:p text:style-name="P1">16/12/23 03:03:00 INFO mapreduce.Job: Running job: job_local1478091763_0001</text:p>
      <text:p text:style-name="P1">16/12/23 03:03:00 INFO mapred.LocalJobRunner: OutputCommitter set in config null</text:p>
      <text:p text:style-name="P1">16/12/23 03:03:01 INFO mapred.LocalJobRunner: OutputCommitter is org.apache.hadoop.mapreduce.lib.output.FileOutputCommitter</text:p>
      <text:p text:style-name="P1">16/12/23 03:03:01 INFO mapred.LocalJobRunner: Waiting for map tasks</text:p>
      <text:p text:style-name="P1">16/12/23 03:03:01 INFO mapred.LocalJobRunner: Starting task: attempt_local1478091763_0001_m_000000_0</text:p>
      <text:p text:style-name="P1">16/12/23 03:03:01 INFO mapreduce.Job: Job job_local1478091763_0001 running in uber mode : false</text:p>
      <text:p text:style-name="P1"><text:soft-page-break/>16/12/23 03:03:02 INFO mapreduce.Job: <text:s/>map 0% reduce 0%</text:p>
      <text:p text:style-name="P1">16/12/23 03:03:02 INFO mapred.Task: <text:s/>Using ResourceCalculatorProcessTree : [ ]</text:p>
      <text:p text:style-name="P1">16/12/23 03:03:02 INFO mapred.MapTask: Processing split: hdfs://localhost:54310/niit1/wordcount.txt:0+115</text:p>
      <text:p text:style-name="P1">16/12/23 03:03:32 INFO mapred.MapTask: (EQUATOR) 0 kvi 26214396(104857584)</text:p>
      <text:p text:style-name="P1">16/12/23 03:03:32 INFO mapred.MapTask: mapreduce.task.io.sort.mb: 100</text:p>
      <text:p text:style-name="P1">16/12/23 03:03:32 INFO mapred.MapTask: soft limit at 83886080</text:p>
      <text:p text:style-name="P1">16/12/23 03:03:32 INFO mapred.MapTask: bufstart = 0; bufvoid = 104857600</text:p>
      <text:p text:style-name="P1">16/12/23 03:03:32 INFO mapred.MapTask: kvstart = 26214396; length = 6553600</text:p>
      <text:p text:style-name="P1">16/12/23 03:03:32 INFO mapred.MapTask: Map output collector class = org.apache.hadoop.mapred.MapTask$MapOutputBuffer</text:p>
      <text:p text:style-name="P1">16/12/23 03:03:34 INFO mapred.LocalJobRunner: </text:p>
      <text:p text:style-name="P1">16/12/23 03:03:34 INFO mapred.MapTask: Starting flush of map output</text:p>
      <text:p text:style-name="P1">16/12/23 03:03:34 INFO mapred.MapTask: Spilling map output</text:p>
      <text:p text:style-name="P1">16/12/23 03:03:34 INFO mapred.MapTask: bufstart = 0; bufend = 195; bufvoid = 104857600</text:p>
      <text:p text:style-name="P1">16/12/23 03:03:34 INFO mapred.MapTask: kvstart = 26214396(104857584); kvend = 26214320(104857280); length = 77/6553600</text:p>
      <text:p text:style-name="P1">16/12/23 03:03:34 INFO mapred.MapTask: Finished spill 0</text:p>
      <text:p text:style-name="P1">16/12/23 03:03:35 INFO mapred.Task: Task:attempt_local1478091763_0001_m_000000_0 is done. And is in the process of committing</text:p>
      <text:p text:style-name="P1">16/12/23 03:03:35 INFO mapred.LocalJobRunner: map</text:p>
      <text:p text:style-name="P1">16/12/23 03:03:35 INFO mapred.Task: Task 'attempt_local1478091763_0001_m_000000_0' done.</text:p>
      <text:p text:style-name="P1">16/12/23 03:03:35 INFO mapred.LocalJobRunner: Finishing task: attempt_local1478091763_0001_m_000000_0</text:p>
      <text:p text:style-name="P1">16/12/23 03:03:35 INFO mapred.LocalJobRunner: map task executor complete.</text:p>
      <text:p text:style-name="P1">16/12/23 03:03:35 INFO mapred.LocalJobRunner: Waiting for reduce tasks</text:p>
      <text:p text:style-name="P1">16/12/23 03:03:35 INFO mapred.LocalJobRunner: Starting task: attempt_local1478091763_0001_r_000000_0</text:p>
      <text:p text:style-name="P1">16/12/23 03:03:35 INFO mapred.Task: <text:s/>Using ResourceCalculatorProcessTree : [ ]</text:p>
      <text:p text:style-name="P1">16/12/23 03:03:35 INFO mapred.ReduceTask: Using ShuffleConsumerPlugin: org.apache.hadoop.mapreduce.task.reduce.Shuffle@184cb74</text:p>
      <text:p text:style-name="P1">16/12/23 03:03:35 INFO reduce.MergeManagerImpl: MergerManager: memoryLimit=363285696, maxSingleShuffleLimit=90821424, mergeThreshold=239768576, ioSortFactor=10, memToMemMergeOutputsThreshold=10</text:p>
      <text:p text:style-name="P1">16/12/23 03:03:36 INFO reduce.EventFetcher: attempt_local1478091763_0001_r_000000_0 Thread started: EventFetcher for fetching Map Completion Events</text:p>
      <text:p text:style-name="P1">16/12/23 03:03:36 INFO mapreduce.Job: <text:s/>map 100% reduce 0%</text:p>
      <text:p text:style-name="P1">16/12/23 03:03:36 INFO reduce.LocalFetcher: localfetcher#1 about to shuffle output of map attempt_local1478091763_0001_m_000000_0 decomp: 49 len: 53 to MEMORY</text:p>
      <text:p text:style-name="P1">16/12/23 03:03:36 INFO reduce.InMemoryMapOutput: Read 49 bytes from map-output for attempt_local1478091763_0001_m_000000_0</text:p>
      <text:p text:style-name="P1">16/12/23 03:03:36 INFO reduce.MergeManagerImpl: closeInMemoryFile -&gt; map-output of size: 49, inMemoryMapOutputs.size() -&gt; 1, commitMemory -&gt; 0, usedMemory -&gt;49</text:p>
      <text:p text:style-name="P1">16/12/23 03:03:36 INFO reduce.EventFetcher: EventFetcher is interrupted.. Returning</text:p>
      <text:p text:style-name="P1">16/12/23 03:03:36 INFO mapred.LocalJobRunner: 1 / 1 copied.</text:p>
      <text:p text:style-name="P1">16/12/23 03:03:36 INFO reduce.MergeManagerImpl: finalMerge called with 1 in-memory map-outputs and 0 on-disk map-outputs</text:p>
      <text:p text:style-name="P1">16/12/23 03:03:36 INFO mapred.Merger: Merging 1 sorted segments</text:p>
      <text:p text:style-name="P1"><text:soft-page-break/>16/12/23 03:03:36 INFO mapred.Merger: Down to the last merge-pass, with 1 segments left of total size: 43 bytes</text:p>
      <text:p text:style-name="P1">16/12/23 03:03:36 INFO reduce.MergeManagerImpl: Merged 1 segments, 49 bytes to disk to satisfy reduce memory limit</text:p>
      <text:p text:style-name="P1">16/12/23 03:03:36 INFO reduce.MergeManagerImpl: Merging 1 files, 53 bytes from disk</text:p>
      <text:p text:style-name="P1">16/12/23 03:03:36 INFO reduce.MergeManagerImpl: Merging 0 segments, 0 bytes from memory into reduce</text:p>
      <text:p text:style-name="P1">16/12/23 03:03:36 INFO mapred.Merger: Merging 1 sorted segments</text:p>
      <text:p text:style-name="P1">16/12/23 03:03:36 INFO mapred.Merger: Down to the last merge-pass, with 1 segments left of total size: 43 bytes</text:p>
      <text:p text:style-name="P1">16/12/23 03:03:36 INFO mapred.LocalJobRunner: 1 / 1 copied.</text:p>
      <text:p text:style-name="P1">16/12/23 03:03:38 INFO Configuration.deprecation: mapred.skip.on is deprecated. Instead, use mapreduce.job.skiprecords</text:p>
      <text:p text:style-name="P1">16/12/23 03:03:40 INFO mapred.Task: Task:attempt_local1478091763_0001_r_000000_0 is done. And is in the process of committing</text:p>
      <text:p text:style-name="P1">16/12/23 03:03:40 INFO mapred.LocalJobRunner: 1 / 1 copied.</text:p>
      <text:p text:style-name="P1">16/12/23 03:03:40 INFO mapred.Task: Task attempt_local1478091763_0001_r_000000_0 is allowed to commit now</text:p>
      <text:p text:style-name="P1">16/12/23 03:03:40 INFO output.FileOutputCommitter: Saved output of task 'attempt_local1478091763_0001_r_000000_0' to hdfs://localhost:54310/niit1/output/_temporary/0/task_local1478091763_0001_r_000000</text:p>
      <text:p text:style-name="P1">16/12/23 03:03:40 INFO mapred.LocalJobRunner: reduce &gt; reduce</text:p>
      <text:p text:style-name="P1">16/12/23 03:03:40 INFO mapred.Task: Task 'attempt_local1478091763_0001_r_000000_0' done.</text:p>
      <text:p text:style-name="P1">16/12/23 03:03:40 INFO mapred.LocalJobRunner: Finishing task: attempt_local1478091763_0001_r_000000_0</text:p>
      <text:p text:style-name="P1">16/12/23 03:03:40 INFO mapred.LocalJobRunner: reduce task executor complete.</text:p>
      <text:p text:style-name="P1">16/12/23 03:03:41 INFO mapreduce.Job: <text:s/>map 100% reduce 100%</text:p>
      <text:p text:style-name="P1">16/12/23 03:03:42 INFO mapreduce.Job: Job job_local1478091763_0001 completed successfully</text:p>
      <text:p text:style-name="P1">16/12/23 03:03:42 INFO mapreduce.Job: Counters: 38</text:p>
      <text:p text:style-name="P1"><text:tab/>File System Counters</text:p>
      <text:p text:style-name="P1"><text:tab/><text:tab/>FILE: Number of bytes read=8410</text:p>
      <text:p text:style-name="P1"><text:tab/><text:tab/>FILE: Number of bytes written=509403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230</text:p>
      <text:p text:style-name="P1"><text:tab/><text:tab/>HDFS: Number of bytes written=31</text:p>
      <text:p text:style-name="P1"><text:tab/><text:tab/>HDFS: Number of read operations=13</text:p>
      <text:p text:style-name="P1"><text:tab/><text:tab/>HDFS: Number of large read operations=0</text:p>
      <text:p text:style-name="P1"><text:tab/><text:tab/>HDFS: Number of write operations=4</text:p>
      <text:p text:style-name="P1"><text:tab/>Map-Reduce Framework</text:p>
      <text:p text:style-name="P1"><text:tab/><text:tab/>Map input records=5</text:p>
      <text:p text:style-name="P1"><text:tab/><text:tab/>Map output records=20</text:p>
      <text:p text:style-name="P1"><text:tab/><text:tab/>Map output bytes=195</text:p>
      <text:p text:style-name="P1"><text:tab/><text:tab/>Map output materialized bytes=53</text:p>
      <text:p text:style-name="P1"><text:tab/><text:tab/>Input split bytes=107</text:p>
      <text:p text:style-name="P1"><text:tab/><text:tab/>Combine input records=20</text:p>
      <text:p text:style-name="P1"><text:tab/><text:tab/>Combine output records=4</text:p>
      <text:p text:style-name="P1"><text:tab/><text:tab/>Reduce input groups=4</text:p>
      <text:p text:style-name="P1"><text:soft-page-break/><text:tab/><text:tab/>Reduce shuffle bytes=53</text:p>
      <text:p text:style-name="P1"><text:tab/><text:tab/>Reduce input records=4</text:p>
      <text:p text:style-name="P1"><text:tab/><text:tab/>Reduce output records=4</text:p>
      <text:p text:style-name="P1"><text:tab/><text:tab/>Spilled Records=8</text:p>
      <text:p text:style-name="P1"><text:tab/><text:tab/>Shuffled Maps =1</text:p>
      <text:p text:style-name="P1"><text:tab/><text:tab/>Failed Shuffles=0</text:p>
      <text:p text:style-name="P1"><text:tab/><text:tab/>Merged Map outputs=1</text:p>
      <text:p text:style-name="P1"><text:tab/><text:tab/>GC time elapsed (ms)=337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274866176</text:p>
      <text:p text:style-name="P1"><text:tab/>Shuffle Errors</text:p>
      <text:p text:style-name="P1"><text:tab/><text:tab/>BAD_ID=0</text:p>
      <text:p text:style-name="P1"><text:tab/><text:tab/>CONNECTION=0</text:p>
      <text:p text:style-name="P1"><text:tab/><text:tab/>IO_ERROR=0</text:p>
      <text:p text:style-name="P1"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115</text:p>
      <text:p text:style-name="P1"><text:tab/>File Output Format Counters </text:p>
      <text:p text:style-name="P1"><text:tab/><text:tab/>Bytes Written=31</text:p>
      <text:p text:style-name="P1">hduser@ubuntu:~$ hadoop fs -cat /niit1/output/part-r-00000</text:p>
      <text:p text:style-name="P1">16/12/23 03:05:27 WARN util.NativeCodeLoader: Unable to load native-hadoop library for your platform... using builtin-java classes where applicable</text:p>
      <text:p text:style-name="P1">are<text:tab/>5</text:p>
      <text:p text:style-name="P1">hadoop<text:tab/>5</text:p>
      <text:p text:style-name="P1">learning<text:tab/>5</text:p>
      <text:p text:style-name="P1">we<text:tab/>5</text:p>
      <text:p text:style-name="P1">hduser@ubuntu:~$ hadoop fs -mv /niit1/wordcount.txt /niit3</text:p>
      <text:p text:style-name="P1">16/12/23 03:20:28 WARN util.NativeCodeLoader: Unable to load native-hadoop library for your platform... using builtin-java classes where applicable</text:p>
      <text:p text:style-name="P1">hduser@ubuntu:~$ hadoop fs -cp /niit3/wordcount.txt /niit3</text:p>
      <text:p text:style-name="P1">16/12/23 03:21:35 WARN util.NativeCodeLoader: Unable to load native-hadoop library for your platform... using builtin-java classes where applicable</text:p>
      <text:p text:style-name="P1">cp: `/niit3/wordcount.txt': File exists</text:p>
      <text:p text:style-name="P1">hduser@ubuntu:~$ hadoop fs -cp /niit3/wordcount1.txt /niit3</text:p>
      <text:p text:style-name="P1">16/12/23 03:21:54 WARN util.NativeCodeLoader: Unable to load native-hadoop library for your platform... using builtin-java classes where applicable</text:p>
      <text:p text:style-name="P1">cp: `/niit3/wordcount1.txt': No such file or directory</text:p>
      <text:p text:style-name="P1">hduser@ubuntu:~$ hadoop fs -cp /niit3/wordcount.txt /niit3/wordcount1.txt</text:p>
      <text:p text:style-name="P1">16/12/23 03:22:22 WARN util.NativeCodeLoader: Unable to load native-hadoop library for your platform... using builtin-java classes where applicable</text:p>
      <text:p text:style-name="P1">hduser@ubuntu:~$ hadoop fs -cp /niit3/wordcount.txt /niit3/wordcount2.txt</text:p>
      <text:p text:style-name="P1">16/12/23 03:22:45 WARN util.NativeCodeLoader: Unable to load native-hadoop library for your platform... using builtin-java classes where applicable</text:p>
      <text:p text:style-name="P1">hduser@ubuntu:~$ hadoop fs -cp /niit3/wordcount.txt /niit3/wordcount3.txt</text:p>
      <text:p text:style-name="P1"><text:soft-page-break/>16/12/23 03:22:54 WARN util.NativeCodeLoader: Unable to load native-hadoop library for your platform... using builtin-java classes where applicable</text:p>
      <text:p text:style-name="P1">hduser@ubuntu:~$ hadoop fs -rm /niit1/niit.txt</text:p>
      <text:p text:style-name="P1">16/12/23 03:23:18 WARN util.NativeCodeLoader: Unable to load native-hadoop library for your platform... using builtin-java classes where applicable</text:p>
      <text:p text:style-name="P1">rm: `/niit1/niit.txt': No such file or directory</text:p>
      <text:p text:style-name="P1">hduser@ubuntu:~$ hadoop fs -rm /niit3/niit.txt</text:p>
      <text:p text:style-name="P1">16/12/23 03:23:30 WARN util.NativeCodeLoader: Unable to load native-hadoop library for your platform... using builtin-java classes where applicable</text:p>
      <text:p text:style-name="P1">16/12/23 03:23:31 INFO fs.TrashPolicyDefault: Namenode trash configuration: Deletion interval = 0 minutes, Emptier interval = 0 minutes.</text:p>
      <text:p text:style-name="P1">Deleted /niit3/niit.txt</text:p>
      <text:p text:style-name="P1">hduser@ubuntu:~$ hadoop jar /home/ubuntu/wc.jar WordCount /niit3 /niit3/output16/12/23 03:24:16 WARN util.NativeCodeLoader: Unable to load native-hadoop library for your platform... using builtin-java classes where applicable</text:p>
      <text:p text:style-name="P1">16/12/23 03:24:18 INFO Configuration.deprecation: session.id is deprecated. Instead, use dfs.metrics.session-id</text:p>
      <text:p text:style-name="P1">16/12/23 03:24:18 INFO jvm.JvmMetrics: Initializing JVM Metrics with processName=JobTracker, sessionId=</text:p>
      <text:p text:style-name="P1">16/12/23 03:24:18 WARN mapreduce.JobSubmitter: Hadoop command-line option parsing not performed. Implement the Tool interface and execute your application with ToolRunner to remedy this.</text:p>
      <text:p text:style-name="P1">16/12/23 03:24:19 INFO input.FileInputFormat: Total input paths to process : 4</text:p>
      <text:p text:style-name="P1">16/12/23 03:24:19 INFO mapreduce.JobSubmitter: number of splits:4</text:p>
      <text:p text:style-name="P1">16/12/23 03:24:20 INFO mapreduce.JobSubmitter: Submitting tokens for job: job_local37447260_0001</text:p>
      <text:p text:style-name="P1">16/12/23 03:24:21 INFO mapreduce.Job: The url to track the job: http://localhost:8080/</text:p>
      <text:p text:style-name="P1">16/12/23 03:24:21 INFO mapreduce.Job: Running job: job_local37447260_0001</text:p>
      <text:p text:style-name="P1">16/12/23 03:24:21 INFO mapred.LocalJobRunner: OutputCommitter set in config null</text:p>
      <text:p text:style-name="P1">16/12/23 03:24:21 INFO mapred.LocalJobRunner: OutputCommitter is org.apache.hadoop.mapreduce.lib.output.FileOutputCommitter</text:p>
      <text:p text:style-name="P1">16/12/23 03:24:21 INFO mapred.LocalJobRunner: Waiting for map tasks</text:p>
      <text:p text:style-name="P1">16/12/23 03:24:21 INFO mapred.LocalJobRunner: Starting task: attempt_local37447260_0001_m_000000_0</text:p>
      <text:p text:style-name="P1">16/12/23 03:24:22 INFO mapred.Task: <text:s/>Using ResourceCalculatorProcessTree : [ ]</text:p>
      <text:p text:style-name="P1">16/12/23 03:24:22 INFO mapred.MapTask: Processing split: hdfs://localhost:54310/niit3/wordcount.txt:0+115</text:p>
      <text:p text:style-name="P1">16/12/23 03:24:22 INFO mapreduce.Job: Job job_local37447260_0001 running in uber mode : false</text:p>
      <text:p text:style-name="P1">16/12/23 03:24:22 INFO mapreduce.Job: <text:s/>map 0% reduce 0%</text:p>
      <text:p text:style-name="P1">16/12/23 03:24:40 INFO mapred.MapTask: (EQUATOR) 0 kvi 26214396(104857584)</text:p>
      <text:p text:style-name="P1">16/12/23 03:24:40 INFO mapred.MapTask: mapreduce.task.io.sort.mb: 100</text:p>
      <text:p text:style-name="P1">16/12/23 03:24:40 INFO mapred.MapTask: soft limit at 83886080</text:p>
      <text:p text:style-name="P1">16/12/23 03:24:40 INFO mapred.MapTask: bufstart = 0; bufvoid = 104857600</text:p>
      <text:p text:style-name="P1">16/12/23 03:24:40 INFO mapred.MapTask: kvstart = 26214396; length = 6553600</text:p>
      <text:p text:style-name="P1">16/12/23 03:24:40 INFO mapred.MapTask: Map output collector class = org.apache.hadoop.mapred.MapTask$MapOutputBuffer</text:p>
      <text:p text:style-name="P1">16/12/23 03:24:41 INFO mapred.LocalJobRunner: </text:p>
      <text:p text:style-name="P1">16/12/23 03:24:41 INFO mapred.MapTask: Starting flush of map output</text:p>
      <text:p text:style-name="P1">16/12/23 03:24:41 INFO mapred.MapTask: Spilling map output</text:p>
      <text:p text:style-name="P1">16/12/23 03:24:41 INFO mapred.MapTask: bufstart = 0; bufend = 195; bufvoid = 104857600</text:p>
      <text:p text:style-name="P1"><text:soft-page-break/>16/12/23 03:24:41 INFO mapred.MapTask: kvstart = 26214396(104857584); kvend = 26214320(104857280); length = 77/6553600</text:p>
      <text:p text:style-name="P1">16/12/23 03:24:41 INFO mapred.MapTask: Finished spill 0</text:p>
      <text:p text:style-name="P1">16/12/23 03:24:41 INFO mapred.Task: Task:attempt_local37447260_0001_m_000000_0 is done. And is in the process of committing</text:p>
      <text:p text:style-name="P1">16/12/23 03:24:41 INFO mapred.LocalJobRunner: map</text:p>
      <text:p text:style-name="P1">16/12/23 03:24:41 INFO mapred.Task: Task 'attempt_local37447260_0001_m_000000_0' done.</text:p>
      <text:p text:style-name="P1">16/12/23 03:24:41 INFO mapred.LocalJobRunner: Finishing task: attempt_local37447260_0001_m_000000_0</text:p>
      <text:p text:style-name="P1">16/12/23 03:24:41 INFO mapred.LocalJobRunner: Starting task: attempt_local37447260_0001_m_000001_0</text:p>
      <text:p text:style-name="P1">16/12/23 03:24:41 INFO mapred.Task: <text:s/>Using ResourceCalculatorProcessTree : [ ]</text:p>
      <text:p text:style-name="P1">16/12/23 03:24:41 INFO mapred.MapTask: Processing split: hdfs://localhost:54310/niit3/wordcount1.txt:0+115</text:p>
      <text:p text:style-name="P1">16/12/23 03:24:41 INFO mapred.MapTask: (EQUATOR) 0 kvi 26214396(104857584)</text:p>
      <text:p text:style-name="P1">16/12/23 03:24:41 INFO mapred.MapTask: mapreduce.task.io.sort.mb: 100</text:p>
      <text:p text:style-name="P1">16/12/23 03:24:41 INFO mapred.MapTask: soft limit at 83886080</text:p>
      <text:p text:style-name="P1">16/12/23 03:24:41 INFO mapred.MapTask: bufstart = 0; bufvoid = 104857600</text:p>
      <text:p text:style-name="P1">16/12/23 03:24:41 INFO mapred.MapTask: kvstart = 26214396; length = 6553600</text:p>
      <text:p text:style-name="P1">16/12/23 03:24:41 INFO mapred.MapTask: Map output collector class = org.apache.hadoop.mapred.MapTask$MapOutputBuffer</text:p>
      <text:p text:style-name="P1">16/12/23 03:24:41 INFO mapred.LocalJobRunner: </text:p>
      <text:p text:style-name="P1">16/12/23 03:24:41 INFO mapred.MapTask: Starting flush of map output</text:p>
      <text:p text:style-name="P1">16/12/23 03:24:41 INFO mapred.MapTask: Spilling map output</text:p>
      <text:p text:style-name="P1">16/12/23 03:24:41 INFO mapred.MapTask: bufstart = 0; bufend = 195; bufvoid = 104857600</text:p>
      <text:p text:style-name="P1">16/12/23 03:24:41 INFO mapred.MapTask: kvstart = 26214396(104857584); kvend = 26214320(104857280); length = 77/6553600</text:p>
      <text:p text:style-name="P1">16/12/23 03:24:41 INFO mapred.MapTask: Finished spill 0</text:p>
      <text:p text:style-name="P1">16/12/23 03:24:41 INFO mapred.Task: Task:attempt_local37447260_0001_m_000001_0 is done. And is in the process of committing</text:p>
      <text:p text:style-name="P1">16/12/23 03:24:41 INFO mapred.LocalJobRunner: map</text:p>
      <text:p text:style-name="P1">16/12/23 03:24:41 INFO mapred.Task: Task 'attempt_local37447260_0001_m_000001_0' done.</text:p>
      <text:p text:style-name="P1">16/12/23 03:24:41 INFO mapred.LocalJobRunner: Finishing task: attempt_local37447260_0001_m_000001_0</text:p>
      <text:p text:style-name="P1">16/12/23 03:24:41 INFO mapred.LocalJobRunner: Starting task: attempt_local37447260_0001_m_000002_0</text:p>
      <text:p text:style-name="P1">16/12/23 03:24:41 INFO mapred.Task: <text:s/>Using ResourceCalculatorProcessTree : [ ]</text:p>
      <text:p text:style-name="P1">16/12/23 03:24:41 INFO mapred.MapTask: Processing split: hdfs://localhost:54310/niit3/wordcount2.txt:0+115</text:p>
      <text:p text:style-name="P1">16/12/23 03:24:42 INFO mapred.MapTask: (EQUATOR) 0 kvi 26214396(104857584)</text:p>
      <text:p text:style-name="P1">16/12/23 03:24:42 INFO mapred.MapTask: mapreduce.task.io.sort.mb: 100</text:p>
      <text:p text:style-name="P1">16/12/23 03:24:42 INFO mapred.MapTask: soft limit at 83886080</text:p>
      <text:p text:style-name="P1">16/12/23 03:24:42 INFO mapred.MapTask: bufstart = 0; bufvoid = 104857600</text:p>
      <text:p text:style-name="P1">16/12/23 03:24:42 INFO mapred.MapTask: kvstart = 26214396; length = 6553600</text:p>
      <text:p text:style-name="P1">16/12/23 03:24:42 INFO mapred.MapTask: Map output collector class = org.apache.hadoop.mapred.MapTask$MapOutputBuffer</text:p>
      <text:p text:style-name="P1">16/12/23 03:24:42 INFO mapred.LocalJobRunner: </text:p>
      <text:p text:style-name="P1">16/12/23 03:24:42 INFO mapred.MapTask: Starting flush of map output</text:p>
      <text:p text:style-name="P1">16/12/23 03:24:42 INFO mapred.MapTask: Spilling map output</text:p>
      <text:p text:style-name="P1"><text:soft-page-break/>16/12/23 03:24:42 INFO mapred.MapTask: bufstart = 0; bufend = 195; bufvoid = 104857600</text:p>
      <text:p text:style-name="P1">16/12/23 03:24:42 INFO mapred.MapTask: kvstart = 26214396(104857584); kvend = 26214320(104857280); length = 77/6553600</text:p>
      <text:p text:style-name="P1">16/12/23 03:24:42 INFO mapred.MapTask: Finished spill 0</text:p>
      <text:p text:style-name="P1">16/12/23 03:24:42 INFO mapred.Task: Task:attempt_local37447260_0001_m_000002_0 is done. And is in the process of committing</text:p>
      <text:p text:style-name="P1">16/12/23 03:24:42 INFO mapred.LocalJobRunner: map</text:p>
      <text:p text:style-name="P1">16/12/23 03:24:42 INFO mapred.Task: Task 'attempt_local37447260_0001_m_000002_0' done.</text:p>
      <text:p text:style-name="P1">16/12/23 03:24:42 INFO mapred.LocalJobRunner: Finishing task: attempt_local37447260_0001_m_000002_0</text:p>
      <text:p text:style-name="P1">16/12/23 03:24:42 INFO mapred.LocalJobRunner: Starting task: attempt_local37447260_0001_m_000003_0</text:p>
      <text:p text:style-name="P1">16/12/23 03:24:42 INFO mapred.Task: <text:s/>Using ResourceCalculatorProcessTree : [ ]</text:p>
      <text:p text:style-name="P1">16/12/23 03:24:42 INFO mapred.MapTask: Processing split: hdfs://localhost:54310/niit3/wordcount3.txt:0+115</text:p>
      <text:p text:style-name="P1">16/12/23 03:24:42 INFO mapreduce.Job: <text:s/>map 100% reduce 0%</text:p>
      <text:p text:style-name="P1">16/12/23 03:24:43 INFO mapred.MapTask: (EQUATOR) 0 kvi 26214396(104857584)</text:p>
      <text:p text:style-name="P1">16/12/23 03:24:43 INFO mapred.MapTask: mapreduce.task.io.sort.mb: 100</text:p>
      <text:p text:style-name="P1">16/12/23 03:24:43 INFO mapred.MapTask: soft limit at 83886080</text:p>
      <text:p text:style-name="P1">16/12/23 03:24:43 INFO mapred.MapTask: bufstart = 0; bufvoid = 104857600</text:p>
      <text:p text:style-name="P1">16/12/23 03:24:43 INFO mapred.MapTask: kvstart = 26214396; length = 6553600</text:p>
      <text:p text:style-name="P1">16/12/23 03:24:43 INFO mapred.MapTask: Map output collector class = org.apache.hadoop.mapred.MapTask$MapOutputBuffer</text:p>
      <text:p text:style-name="P1">16/12/23 03:24:43 INFO mapred.LocalJobRunner: </text:p>
      <text:p text:style-name="P1">16/12/23 03:24:43 INFO mapred.MapTask: Starting flush of map output</text:p>
      <text:p text:style-name="P1">16/12/23 03:24:43 INFO mapred.MapTask: Spilling map output</text:p>
      <text:p text:style-name="P1">16/12/23 03:24:43 INFO mapred.MapTask: bufstart = 0; bufend = 195; bufvoid = 104857600</text:p>
      <text:p text:style-name="P1">16/12/23 03:24:43 INFO mapred.MapTask: kvstart = 26214396(104857584); kvend = 26214320(104857280); length = 77/6553600</text:p>
      <text:p text:style-name="P1">16/12/23 03:24:43 INFO mapred.MapTask: Finished spill 0</text:p>
      <text:p text:style-name="P1">16/12/23 03:24:43 INFO mapred.Task: Task:attempt_local37447260_0001_m_000003_0 is done. And is in the process of committing</text:p>
      <text:p text:style-name="P1">16/12/23 03:24:43 INFO mapred.LocalJobRunner: map</text:p>
      <text:p text:style-name="P1">16/12/23 03:24:43 INFO mapred.Task: Task 'attempt_local37447260_0001_m_000003_0' done.</text:p>
      <text:p text:style-name="P1">16/12/23 03:24:43 INFO mapred.LocalJobRunner: Finishing task: attempt_local37447260_0001_m_000003_0</text:p>
      <text:p text:style-name="P1">16/12/23 03:24:43 INFO mapred.LocalJobRunner: map task executor complete.</text:p>
      <text:p text:style-name="P1">16/12/23 03:24:43 INFO mapred.LocalJobRunner: Waiting for reduce tasks</text:p>
      <text:p text:style-name="P1">16/12/23 03:24:43 INFO mapred.LocalJobRunner: Starting task: attempt_local37447260_0001_r_000000_0</text:p>
      <text:p text:style-name="P1">16/12/23 03:24:43 INFO mapred.Task: <text:s/>Using ResourceCalculatorProcessTree : [ ]</text:p>
      <text:p text:style-name="P1">16/12/23 03:24:43 INFO mapred.ReduceTask: Using ShuffleConsumerPlugin: org.apache.hadoop.mapreduce.task.reduce.Shuffle@a5a30d</text:p>
      <text:p text:style-name="P1">16/12/23 03:24:43 INFO reduce.MergeManagerImpl: MergerManager: memoryLimit=363285696, maxSingleShuffleLimit=90821424, mergeThreshold=239768576, ioSortFactor=10, memToMemMergeOutputsThreshold=10</text:p>
      <text:p text:style-name="P1">16/12/23 03:24:43 INFO reduce.EventFetcher: attempt_local37447260_0001_r_000000_0 Thread started: EventFetcher for fetching Map Completion Events</text:p>
      <text:p text:style-name="P1"><text:soft-page-break/>16/12/23 03:24:43 INFO reduce.LocalFetcher: localfetcher#1 about to shuffle output of map attempt_local37447260_0001_m_000003_0 decomp: 49 len: 53 to MEMORY</text:p>
      <text:p text:style-name="P1">16/12/23 03:24:43 INFO reduce.InMemoryMapOutput: Read 49 bytes from map-output for attempt_local37447260_0001_m_000003_0</text:p>
      <text:p text:style-name="P1">16/12/23 03:24:43 INFO reduce.MergeManagerImpl: closeInMemoryFile -&gt; map-output of size: 49, inMemoryMapOutputs.size() -&gt; 1, commitMemory -&gt; 0, usedMemory -&gt;49</text:p>
      <text:p text:style-name="P1">16/12/23 03:24:43 INFO reduce.LocalFetcher: localfetcher#1 about to shuffle output of map attempt_local37447260_0001_m_000000_0 decomp: 49 len: 53 to MEMORY</text:p>
      <text:p text:style-name="P1">16/12/23 03:24:44 INFO reduce.InMemoryMapOutput: Read 49 bytes from map-output for attempt_local37447260_0001_m_000000_0</text:p>
      <text:p text:style-name="P1">16/12/23 03:24:44 INFO reduce.MergeManagerImpl: closeInMemoryFile -&gt; map-output of size: 49, inMemoryMapOutputs.size() -&gt; 2, commitMemory -&gt; 49, usedMemory -&gt;98</text:p>
      <text:p text:style-name="P1">16/12/23 03:24:44 INFO reduce.LocalFetcher: localfetcher#1 about to shuffle output of map attempt_local37447260_0001_m_000001_0 decomp: 49 len: 53 to MEMORY</text:p>
      <text:p text:style-name="P1">16/12/23 03:24:44 INFO reduce.InMemoryMapOutput: Read 49 bytes from map-output for attempt_local37447260_0001_m_000001_0</text:p>
      <text:p text:style-name="P1">16/12/23 03:24:44 INFO reduce.MergeManagerImpl: closeInMemoryFile -&gt; map-output of size: 49, inMemoryMapOutputs.size() -&gt; 3, commitMemory -&gt; 98, usedMemory -&gt;147</text:p>
      <text:p text:style-name="P1">16/12/23 03:24:44 INFO reduce.LocalFetcher: localfetcher#1 about to shuffle output of map attempt_local37447260_0001_m_000002_0 decomp: 49 len: 53 to MEMORY</text:p>
      <text:p text:style-name="P1">16/12/23 03:24:44 INFO reduce.InMemoryMapOutput: Read 49 bytes from map-output for attempt_local37447260_0001_m_000002_0</text:p>
      <text:p text:style-name="P1">16/12/23 03:24:44 INFO reduce.MergeManagerImpl: closeInMemoryFile -&gt; map-output of size: 49, inMemoryMapOutputs.size() -&gt; 4, commitMemory -&gt; 147, usedMemory -&gt;196</text:p>
      <text:p text:style-name="P1">16/12/23 03:24:44 INFO reduce.EventFetcher: EventFetcher is interrupted.. Returning</text:p>
      <text:p text:style-name="P1">16/12/23 03:24:44 INFO mapred.LocalJobRunner: 4 / 4 copied.</text:p>
      <text:p text:style-name="P1">16/12/23 03:24:44 INFO reduce.MergeManagerImpl: finalMerge called with 4 in-memory map-outputs and 0 on-disk map-outputs</text:p>
      <text:p text:style-name="P1">16/12/23 03:24:44 INFO mapred.Merger: Merging 4 sorted segments</text:p>
      <text:p text:style-name="P1">16/12/23 03:24:44 INFO mapred.Merger: Down to the last merge-pass, with 4 segments left of total size: 172 bytes</text:p>
      <text:p text:style-name="P1">16/12/23 03:24:44 INFO reduce.MergeManagerImpl: Merged 4 segments, 196 bytes to disk to satisfy reduce memory limit</text:p>
      <text:p text:style-name="P1">16/12/23 03:24:44 INFO reduce.MergeManagerImpl: Merging 1 files, 194 bytes from disk</text:p>
      <text:p text:style-name="P1">16/12/23 03:24:44 INFO reduce.MergeManagerImpl: Merging 0 segments, 0 bytes from memory into reduce</text:p>
      <text:p text:style-name="P1">16/12/23 03:24:44 INFO mapred.Merger: Merging 1 sorted segments</text:p>
      <text:p text:style-name="P1">16/12/23 03:24:44 INFO mapred.Merger: Down to the last merge-pass, with 1 segments left of total size: 184 bytes</text:p>
      <text:p text:style-name="P1">16/12/23 03:24:44 INFO mapred.LocalJobRunner: 4 / 4 copied.</text:p>
      <text:p text:style-name="P1">16/12/23 03:24:44 INFO Configuration.deprecation: mapred.skip.on is deprecated. Instead, use mapreduce.job.skiprecords</text:p>
      <text:p text:style-name="P1">16/12/23 03:24:45 INFO mapred.Task: Task:attempt_local37447260_0001_r_000000_0 is done. And is in the process of committing</text:p>
      <text:p text:style-name="P1">16/12/23 03:24:45 INFO mapred.LocalJobRunner: 4 / 4 copied.</text:p>
      <text:p text:style-name="P1">16/12/23 03:24:45 INFO mapred.Task: Task attempt_local37447260_0001_r_000000_0 is allowed to commit now</text:p>
      <text:p text:style-name="P1"><text:soft-page-break/>16/12/23 03:24:45 INFO output.FileOutputCommitter: Saved output of task 'attempt_local37447260_0001_r_000000_0' to hdfs://localhost:54310/niit3/output/_temporary/0/task_local37447260_0001_r_000000</text:p>
      <text:p text:style-name="P1">16/12/23 03:24:45 INFO mapred.LocalJobRunner: reduce &gt; reduce</text:p>
      <text:p text:style-name="P1">16/12/23 03:24:45 INFO mapred.Task: Task 'attempt_local37447260_0001_r_000000_0' done.</text:p>
      <text:p text:style-name="P1">16/12/23 03:24:45 INFO mapred.LocalJobRunner: Finishing task: attempt_local37447260_0001_r_000000_0</text:p>
      <text:p text:style-name="P1">16/12/23 03:24:45 INFO mapred.LocalJobRunner: reduce task executor complete.</text:p>
      <text:p text:style-name="P1">16/12/23 03:24:45 INFO mapreduce.Job: <text:s/>map 100% reduce 100%</text:p>
      <text:p text:style-name="P1">16/12/23 03:24:46 INFO mapreduce.Job: Job job_local37447260_0001 completed successfully</text:p>
      <text:p text:style-name="P1">16/12/23 03:24:46 INFO mapreduce.Job: Counters: 38</text:p>
      <text:p text:style-name="P1"><text:tab/>File System Counters</text:p>
      <text:p text:style-name="P1"><text:tab/><text:tab/>FILE: Number of bytes read=27049</text:p>
      <text:p text:style-name="P1"><text:tab/><text:tab/>FILE: Number of bytes written=1262419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1610</text:p>
      <text:p text:style-name="P1"><text:tab/><text:tab/>HDFS: Number of bytes written=35</text:p>
      <text:p text:style-name="P1"><text:tab/><text:tab/>HDFS: Number of read operations=51</text:p>
      <text:p text:style-name="P1"><text:tab/><text:tab/>HDFS: Number of large read operations=0</text:p>
      <text:p text:style-name="P1"><text:tab/><text:tab/>HDFS: Number of write operations=7</text:p>
      <text:p text:style-name="P1"><text:tab/>Map-Reduce Framework</text:p>
      <text:p text:style-name="P1"><text:tab/><text:tab/>Map input records=20</text:p>
      <text:p text:style-name="P1"><text:tab/><text:tab/>Map output records=80</text:p>
      <text:p text:style-name="P1"><text:tab/><text:tab/>Map output bytes=780</text:p>
      <text:p text:style-name="P1"><text:tab/><text:tab/>Map output materialized bytes=212</text:p>
      <text:p text:style-name="P1"><text:tab/><text:tab/>Input split bytes=431</text:p>
      <text:p text:style-name="P1"><text:tab/><text:tab/>Combine input records=80</text:p>
      <text:p text:style-name="P1"><text:tab/><text:tab/>Combine output records=16</text:p>
      <text:p text:style-name="P1"><text:tab/><text:tab/>Reduce input groups=4</text:p>
      <text:p text:style-name="P1"><text:tab/><text:tab/>Reduce shuffle bytes=212</text:p>
      <text:p text:style-name="P1"><text:tab/><text:tab/>Reduce input records=16</text:p>
      <text:p text:style-name="P1"><text:tab/><text:tab/>Reduce output records=4</text:p>
      <text:p text:style-name="P1"><text:tab/><text:tab/>Spilled Records=32</text:p>
      <text:p text:style-name="P1"><text:tab/><text:tab/>Shuffled Maps =4</text:p>
      <text:p text:style-name="P1"><text:tab/><text:tab/>Failed Shuffles=0</text:p>
      <text:p text:style-name="P1"><text:tab/><text:tab/>Merged Map outputs=4</text:p>
      <text:p text:style-name="P1"><text:tab/><text:tab/>GC time elapsed (ms)=849</text:p>
      <text:p text:style-name="P1"><text:tab/><text:tab/>CPU time spent (ms)=0</text:p>
      <text:p text:style-name="P1"><text:tab/><text:tab/>Physical memory (bytes) snapshot=0</text:p>
      <text:p text:style-name="P1"><text:tab/><text:tab/>Virtual memory (bytes) snapshot=0</text:p>
      <text:p text:style-name="P1"><text:tab/><text:tab/>Total committed heap usage (bytes)=930574336</text:p>
      <text:p text:style-name="P1"><text:tab/>Shuffle Errors</text:p>
      <text:p text:style-name="P1"><text:tab/><text:tab/>BAD_ID=0</text:p>
      <text:p text:style-name="P1"><text:tab/><text:tab/>CONNECTION=0</text:p>
      <text:p text:style-name="P1"><text:tab/><text:tab/>IO_ERROR=0</text:p>
      <text:p text:style-name="P1"><text:tab/><text:tab/>WRONG_LENGTH=0</text:p>
      <text:p text:style-name="P1"><text:tab/><text:tab/>WRONG_MAP=0</text:p>
      <text:p text:style-name="P1"><text:soft-page-break/><text:tab/><text:tab/>WRONG_REDUCE=0</text:p>
      <text:p text:style-name="P1"><text:tab/>File Input Format Counters </text:p>
      <text:p text:style-name="P1"><text:tab/><text:tab/>Bytes Read=460</text:p>
      <text:p text:style-name="P1"><text:tab/>File Output Format Counters </text:p>
      <text:p text:style-name="P1"><text:tab/><text:tab/>Bytes Written=35</text:p>
      <text:p text:style-name="P1">hduser@ubuntu:~$ hadoop fs -cat /niit3/output/part-r-00000</text:p>
      <text:p text:style-name="P1">16/12/23 03:25:05 WARN util.NativeCodeLoader: Unable to load native-hadoop library for your platform... using builtin-java classes where applicable</text:p>
      <text:p text:style-name="P1">are<text:tab/>20</text:p>
      <text:p text:style-name="P1">hadoop<text:tab/>20</text:p>
      <text:p text:style-name="P1">learning<text:tab/>20</text:p>
      <text:p text:style-name="P1">we<text:tab/>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3:30:07.985489745</meta:creation-date>
    <dc:date>2016-12-23T03:31:19.574173081</dc:date>
    <meta:editing-duration>PT1M15S</meta:editing-duration>
    <meta:editing-cycles>1</meta:editing-cycles>
    <meta:document-statistic meta:table-count="0" meta:image-count="0" meta:object-count="0" meta:page-count="19" meta:paragraph-count="668" meta:word-count="4876" meta:character-count="51991" meta:non-whitespace-character-count="47486"/>
    <meta:generator>LibreOffice/5.1.4.2$Linux_x86 LibreOffice_project/10m0$Build-2</meta:generator>
  </office:meta>
</office:document-meta>
</file>